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782cm" fo:min-width="0cm" fo:padding-top="0.15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1.43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81cm" fo:min-width="0cm" fo:padding-top="0.152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13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fo:min-height="11.432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017cm" fo:min-width="0cm" fo:padding-top="0.284cm" fo:padding-bottom="0.13cm" fo:padding-left="0.25cm" fo:padding-right="0.25cm" fo:wrap-option="wrap" draw:shadow-color="#808080"/>
    </style:style>
    <style:style style:name="co1" style:family="table-column">
      <style:table-column-properties style:column-width="9.881cm" style:use-optimal-column-width="false"/>
    </style:style>
    <style:style style:name="co2" style:family="table-column">
      <style:table-column-properties style:column-width="13.544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style:use-window-font-color="true"/>
    </style:style>
    <style:style style:name="ce4" style:family="table-cell">
      <style:graphic-properties style:repeat="repeat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8%" fo:text-indent="0cm" style:punctuation-wrap="hanging" style:line-break="strict"/>
    </style:style>
    <style:style style:name="P4" style:family="paragraph">
      <style:paragraph-properties fo:margin-left="0cm" fo:margin-right="0cm" fo:margin-top="0.767cm" fo:margin-bottom="0cm" fo:line-height="98%" fo:text-indent="0cm" style:punctuation-wrap="hanging" style:line-break="strict"/>
    </style:style>
    <style:style style:name="P5" style:family="paragraph">
      <style:paragraph-properties fo:margin-left="0.948cm" fo:margin-right="0cm" fo:margin-top="0.282cm" fo:margin-bottom="0cm" fo:line-height="98%" fo:text-indent="-0.948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8%" fo:text-indent="0cm" style:punctuation-wrap="hanging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948cm" fo:margin-right="0cm" fo:margin-top="0.485cm" fo:margin-bottom="0cm" fo:line-height="78%" fo:text-indent="-0.948cm" style:punctuation-wrap="hanging" style:line-break="strict"/>
    </style:style>
    <style:style style:name="P9" style:family="paragraph">
      <style:paragraph-properties fo:margin-left="0cm" fo:margin-right="0cm" fo:margin-top="0.485cm" fo:margin-bottom="0cm" fo:line-height="78%" fo:text-indent="0cm" style:punctuation-wrap="hanging" style:line-break="strict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color="#333399" fo:font-size="28pt" fo:language="en" fo:country="GB" style:font-size-asian="28pt" style:font-size-complex="28pt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color="#3333cc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4" style:family="text">
      <style:text-properties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5" style:family="text">
      <style:text-properties fo:font-size="18pt" fo:language="en" fo:country="GB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6" style:family="text">
      <style:text-properties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7" style:family="text">
      <style:text-properties fo:font-size="20pt" fo:language="en" fo:country="GB" style:font-size-asian="20pt" style:font-size-complex="20pt"/>
    </style:style>
    <style:style style:name="T8" style:family="text">
      <style:text-properties fo:font-size="20pt" fo:language="en" fo:country="GB" fo:font-style="normal" style:font-size-asian="20pt" style:font-style-asian="normal" style:font-size-complex="20pt" style:font-style-complex="normal"/>
    </style:style>
    <style:style style:name="T9" style:family="text">
      <style:text-properties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font-weight="bold" style:font-weight-asian="bold" style:font-weight-complex="bold"/>
    </style:style>
    <style:style style:name="T16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ize="28pt" fo:language="en" fo:country="GB" style:font-size-asian="28pt" style:font-size-complex="28pt"/>
    </style:style>
    <style:style style:name="T19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20" style:family="text">
      <style:text-properties fo:font-size="24pt" fo:language="en" fo:country="GB" style:font-size-asian="24pt" style:font-size-complex="24pt"/>
    </style:style>
    <style:style style:name="T21" style:family="text">
      <style:text-properties fo:font-size="26pt" fo:language="en" fo:country="GB" style:font-size-asian="26pt" style:font-size-complex="26pt"/>
    </style:style>
    <style:style style:name="T22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23" style:family="text"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T24" style:family="text">
      <style:text-properties fo:font-size="18pt" fo:language="en" fo:country="GB" style:font-size-asian="18pt" style:font-size-complex="18pt"/>
    </style:style>
    <style:style style:name="T25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26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27" style:family="text">
      <style:text-properties fo:font-size="16pt" fo:language="en" fo:country="GB" style:font-size-asian="16pt" style:font-size-complex="16pt"/>
    </style:style>
    <style:style style:name="T28" style:family="text">
      <style:text-properties fo:color="#0000ff"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0" style:family="text">
      <style:text-properties fo:color="#0000ff" fo:font-size="20pt" fo:language="en" fo:country="GB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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ff0000" fo:font-size="5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Linux Shell Script Programming</presentation:date-time-decl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62cm" svg:x="2.752cm" svg:y="4.655cm" presentation:class="title" presentation:user-transformed="true">
          <draw:text-box>
            <text:list text:style-name="L1">
              <text:list-header>
                <text:p text:style-name="P1"><text:span text:style-name="T1">SEC520</text:span><text:span text:style-name="T1"><text:line-break/></text:span><text:span text:style-name="T1"><text:line-break/></text:span><text:span text:style-name="T1">System Hardenin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Today's Objectives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System Hardening Overview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Purpose</text:span></text:p>
                  </text:list-item>
                  <text:list-item>
                    <text:p text:style-name="P6"><text:span text:style-name="T5">Rules of Internet Security</text:span><text:span text:style-name="T6"><text:tab/>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4">Rule of Preventative Action:</text:span></text:p>
              </text:list-header>
            </text:list>
            <text:list text:style-name="L4">
              <text:list-item>
                <text:list>
                  <text:list-item>
                    <text:p text:style-name="P6"><text:span text:style-name="T5">Patches, User Account Administration, Human Issues</text:span><text:span text:style-name="T5"><text:line-break/></text:span><text:span text:style-name="T5"/></text:p>
                  </text:list-item>
                </text:list>
              </text:list-item>
            </text:list>
            <text:p text:style-name="P5"><text:span text:style-name="T4">Rules of Least Privilege / Trust:</text:span></text:p>
            <text:list text:continue-numbering="true" text:style-name="L4">
              <text:list-item>
                <text:list>
                  <text:list-item>
                    <text:p text:style-name="P7"><text:span text:style-name="T5">Lock-down booting options / Separate Partitions</text:span></text:p>
                  </text:list-item>
                  <text:list-item>
                    <text:p text:style-name="P7"><text:span text:style-name="T5">Separate Servers</text:span></text:p>
                  </text:list-item>
                  <text:list-item>
                    <text:p text:style-name="P7"><text:span text:style-name="T5">Turning off Unnecessary Open Ports (Services)</text:span></text:p>
                  </text:list-item>
                  <text:list-item>
                    <text:p text:style-name="P7"><text:span text:style-name="T5">AAA Protocol (Authentic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System Hardening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item>
                <text:p text:style-name="P9"><text:span text:style-name="T8">Now that you can confirm that there are vulnerabilities in your Linux and Windows servers, we need to “</text:span><text:span text:style-name="T9">harden</text:span><text:span text:style-name="T8">” these servers to make them </text:span><text:span text:style-name="T9">less vulnerable</text:span><text:span text:style-name="T8">. We will concentrate on hardening your Linux server in the next 2 weeks, and then harden your Windows server later in this course.</text:span><text:span text:style-name="T10"><text:line-break/></text:span><text:span text:style-name="T10"/></text:p>
              </text:list-item>
              <text:list-item>
                <text:p text:style-name="P9"><text:span text:style-name="T8">Instead of “getting spun-off” with vulnerability testing, we need to consistently follow a </text:span><text:span text:style-name="T9">set of procedures, guidelines or rules</text:span><text:span text:style-name="T8"> to help make our servers more secure.</text:span><text:span text:style-name="T10"> 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9"><text:span text:style-name="T8">Believe it not, </text:span><text:span text:style-name="T9">the biggest weakness of any server is associated with humans</text:span><text:span text:style-name="T8">, and how they fails to adopt a solid framework used to make servers more secure.</text:span></text:p>
              </text:list-item>
            </text:list>
            <text:list text:style-name="L3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8 Rules of Internet Security</text:span></text:p>
              </text:list-header>
            </text:list>
          </draw:text-box>
        </draw:frame>
        <draw:frame draw:style-name="standard" draw:layer="layout" svg:width="23.424cm" svg:height="10.894cm" svg:x="1.075cm" svg:y="7.4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 text:c="4"/>Rules</text:p>
              </table:table-cell>
              <table:table-cell>
                <text:p>Description</text:p>
              </table:table-cell>
            </table:table-row>
            <table:table-row table:style-name="ro1">
              <table:table-cell table:style-name="ce1">
                <text:p>1. <text:span text:style-name="T11">Rule of Least Priviledge</text:span></text:p>
              </table:table-cell>
              <table:table-cell table:style-name="ce2">
                <text:p><text:span text:style-name="T12">Allow only as much access as is required to do the job, nothing more.</text:span></text:p>
              </table:table-cell>
            </table:table-row>
            <table:table-row table:style-name="ro1">
              <table:table-cell table:style-name="ce1">
                <text:p>2. <text:span text:style-name="T11">Rule of Change</text:span></text:p>
              </table:table-cell>
              <table:table-cell table:style-name="ce2">
                <text:p><text:span text:style-name="T12">Any change must be managed, coordinated, and considered for possible security implications.</text:span></text:p>
              </table:table-cell>
            </table:table-row>
            <table:table-row table:style-name="ro1">
              <table:table-cell table:style-name="ce1">
                <text:p>3. <text:span text:style-name="T11">Rule of Trust</text:span></text:p>
              </table:table-cell>
              <table:table-cell table:style-name="ce2">
                <text:p><text:span text:style-name="T12">Understand the full effect before extending trust to anyone or anything.</text:span></text:p>
              </table:table-cell>
            </table:table-row>
            <table:table-row table:style-name="ro1">
              <table:table-cell table:style-name="ce1">
                <text:p>4. <text:span text:style-name="T11">Rule of the Weakest Link</text:span></text:p>
              </table:table-cell>
              <table:table-cell table:style-name="ce2">
                <text:p><text:span text:style-name="T12">Focus must be evenly “spread-out” in </text:span><text:span text:style-name="T13">all</text:span><text:span text:style-name="T12"> aspects of security, not just on specific areas.</text:span></text:p>
              </table:table-cell>
            </table:table-row>
            <table:table-row table:style-name="ro1">
              <table:table-cell table:style-name="ce1">
                <text:p>5. <text:span text:style-name="T11">Rule of Separation</text:span></text:p>
              </table:table-cell>
              <table:table-cell table:style-name="ce2">
                <text:p><text:span text:style-name="T12">Diversity server tasks (don't put all eggs in one basket)</text:span></text:p>
              </table:table-cell>
            </table:table-row>
            <table:table-row table:style-name="ro1">
              <table:table-cell table:style-name="ce1">
                <text:p>6. <text:span text:style-name="T11">Rule of 3-Fold Process</text:span></text:p>
              </table:table-cell>
              <table:table-cell table:style-name="ce2">
                <text:p><text:span text:style-name="T12">Implementation, Monitoring, Maintenance</text:span></text:p>
              </table:table-cell>
            </table:table-row>
            <table:table-row table:style-name="ro1">
              <table:table-cell table:style-name="ce3">
                <text:p><text:span text:style-name="T14">7. </text:span><text:span text:style-name="T15">Rule of Preventative Action</text:span></text:p>
              </table:table-cell>
              <table:table-cell table:style-name="ce4">
                <text:p><text:span text:style-name="T16">Stay current, Regular testing, Find vulerablities</text:span></text:p>
              </table:table-cell>
            </table:table-row>
            <table:table-row table:style-name="ro1">
              <table:table-cell table:style-name="ce1">
                <text:p>8. <text:span text:style-name="T11">Rule of Response</text:span></text:p>
              </table:table-cell>
              <table:table-cell table:style-name="ce2">
                <text:p><text:span text:style-name="T12">Response plan, React quickly, Enforce Rules, Educa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21.118cm" svg:height="1.013cm" svg:x="2.486cm" svg:y="6cm">
          <draw:text-box>
            <text:p>From “<text:span text:style-name="T17">Inside the Security Mind: Making the Tough Decisions</text:span>”, <text:s/>Kevin Day</text:p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Rule of Preventative Action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18">Ironically, the most common weaknesses facing Internet security are </text:span><text:span text:style-name="T19">human error. </text:span><text:span text:style-name="T18">For Example:</text:span><text:span text:style-name="T20"><text:line-break/></text:span><text:span text:style-name="T20"/></text:p>
                <text:list>
                  <text:list-item>
                    <text:p><text:span text:style-name="T21">Not Implementing </text:span><text:span text:style-name="T22">BIOS boot password</text:span><text:span text:style-name="T21"> / </text:span><text:span text:style-name="T22">Grub boot password</text:span><text:span text:style-name="T21">.</text:span></text:p>
                  </text:list-item>
                  <text:list-item>
                    <text:p><text:span text:style-name="T21">Not downloading/installing </text:span><text:span text:style-name="T22">security patches</text:span><text:span text:style-name="T21">.</text:span></text:p>
                  </text:list-item>
                  <text:list-item>
                    <text:p><text:span text:style-name="T21">Failing to consider </text:span><text:span text:style-name="T22">Internet security issues when implementing a modification or change to the system</text:span><text:span text:style-name="T21">.</text:span></text:p>
                  </text:list-item>
                  <text:list-item>
                    <text:p><text:span text:style-name="T21">Not </text:span><text:span text:style-name="T22">removing accounts of terminated employees</text:span><text:span text:style-name="T21">.</text:span></text:p>
                  </text:list-item>
                  <text:list-item>
                    <text:p><text:span text:style-name="T21">Not having a </text:span><text:span text:style-name="T22">comprehensive, systematic plan for Internet security</text:span><text:span text:style-name="T21">.</text:span></text:p>
                  </text:list-item>
                  <text:list-item>
                    <text:p><text:span text:style-name="T22">Concentrating too much on “Attack” </text:span><text:span text:style-name="T23">as opposed to viewing “big picture” to better protect system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Rule of Separation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24">These elements tend to be more technical in nature, although it is important to contain these elements within a </text:span><text:span text:style-name="T25">consistent Internet Security framework</text:span><text:span text:style-name="T24">:</text:span><text:span text:style-name="T7"><text:line-break/></text:span><text:span text:style-name="T7"/></text:p>
                <text:list>
                  <text:list-item>
                    <text:p><text:span text:style-name="T24">Boot Lock-down / Keep Separate Partitions</text:span><text:span text:style-name="T24"><text:line-break/></text:span><text:span text:style-name="T24"/></text:p>
                  </text:list-item>
                  <text:list-item>
                    <text:p><text:span text:style-name="T24">Servers for Limited, Specific Purposes</text:span><text:span text:style-name="T24"><text:line-break/></text:span><text:span text:style-name="T24"/></text:p>
                  </text:list-item>
                </text:list>
              </text:list-header>
            </text:list>
            <text:list text:style-name="L5">
              <text:list-item>
                <text:list>
                  <text:list-item>
                    <text:p><text:span text:style-name="T24">Close Unnecessary Open Ports (Services)</text:span><text:span text:style-name="T24"><text:line-break/></text:span><text:span text:style-name="T2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4">Adopt AAA Protocol / Adopt Encryption Protocols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Rule of Separation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26">Boot Lock-down / Keep Separate Partitions:</text:span><text:span text:style-name="T7"><text:line-break/></text:span><text:span text:style-name="T7"/></text:p>
                <text:list>
                  <text:list-item>
                    <text:p><text:span text:style-name="T7">Set a</text:span><text:span text:style-name="T26"> BIOS password</text:span><text:span text:style-name="T7"> for server / clients.</text:span><text:span text:style-name="T7"><text:line-break/></text:span><text:span text:style-name="T7"/></text:p>
                  </text:list-item>
                  <text:list-item>
                    <text:p><text:span text:style-name="T7">Set BIOS to </text:span><text:span text:style-name="T26">boot from hard disk</text:span><text:span text:style-name="T7"> (not removable media)</text:span><text:span text:style-name="T7"><text:line-break/></text:span><text:span text:style-name="T7"/></text:p>
                  </text:list-item>
                  <text:list-item>
                    <text:p><text:span text:style-name="T7">Set a </text:span><text:span text:style-name="T26">Grub Boot password</text:span></text:p>
                    <text:list>
                      <text:list-item>
                        <text:p><text:span text:style-name="T7">If not, user could boot in </text:span><text:span text:style-name="T26">level 1</text:span><text:span text:style-name="T7"> as </text:span><text:span text:style-name="T26">superuser</text:span><text:span text:style-name="T7"> and have unrestricted access to the computer.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Keep </text:span><text:span text:style-name="T26">Separate Linux Partitions</text:span><text:span text:style-name="T7"> :</text:span></text:p>
                    <text:list>
                      <text:list-item>
                        <text:p><text:span text:style-name="T7">Eg: <text:s text:c="2"/></text:span><text:span text:style-name="T26">/boot</text:span><text:span text:style-name="T7">, </text:span><text:span text:style-name="T26">/var</text:span><text:span text:style-name="T7">, </text:span><text:span text:style-name="T26">/tmp</text:span><text:span text:style-name="T7">, </text:span><text:span text:style-name="T26">/us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Rule of Separation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26">Servers for Limited / Specific Purposes:</text:span><text:span text:style-name="T7"><text:line-break/></text:span><text:span text:style-name="T7"/></text:p>
                <text:p><text:span text:style-name="T27">Instead of setting up one server for many tasks, better to set-up several servers for specific tasks. Can use AAA protocol to protect access to critical servers.</text:span><text:span text:style-name="T27"><text:line-break/></text:span><text:span text:style-name="T27"><text:line-break/></text:span><text:span text:style-name="T27"><text:line-break/></text:span><text:span text:style-name="T2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3" draw:text-style-name="P11" draw:layer="layout" svg:width="4.5cm" svg:height="1.013cm" svg:x="6.5cm" svg:y="13.487cm">
          <draw:text-box>
            <text:p text:style-name="P11">router</text:p>
          </draw:text-box>
        </draw:frame>
        <draw:frame draw:style-name="gr3" draw:text-style-name="P11" draw:layer="layout" svg:width="4.5cm" svg:height="1.013cm" svg:x="14cm" svg:y="11cm">
          <draw:text-box>
            <text:p text:style-name="P11">e-mail</text:p>
          </draw:text-box>
        </draw:frame>
        <draw:frame draw:style-name="gr3" draw:text-style-name="P11" draw:layer="layout" svg:width="4.5cm" svg:height="1.013cm" svg:x="13.924cm" svg:y="13.054cm">
          <draw:text-box>
            <text:p text:style-name="P11">database</text:p>
          </draw:text-box>
        </draw:frame>
        <draw:frame draw:style-name="gr3" draw:text-style-name="P11" draw:layer="layout" svg:width="4.5cm" svg:height="1.013cm" svg:x="14cm" svg:y="15cm">
          <draw:text-box>
            <text:p text:style-name="P11">web-server</text:p>
          </draw:text-box>
        </draw:frame>
        <draw:frame draw:style-name="gr4" draw:text-style-name="P11" draw:layer="layout" svg:width="4.5cm" svg:height="1.013cm" svg:x="14cm" svg:y="16.987cm">
          <draw:text-box>
            <text:p text:style-name="P11">Print</text:p>
          </draw:text-box>
        </draw:frame>
        <draw:line draw:style-name="gr5" draw:layer="layout" svg:x1="16cm" svg:y1="14cm" svg:x2="16cm" svg:y2="15cm">
          <text:p/>
        </draw:line>
        <draw:line draw:style-name="gr6" draw:layer="layout" svg:x1="12.5cm" svg:y1="11.5cm" svg:x2="12.5cm" svg:y2="17.5cm">
          <text:p/>
        </draw:line>
        <draw:line draw:style-name="gr6" draw:layer="layout" svg:x1="12.5cm" svg:y1="11.5cm" svg:x2="14cm" svg:y2="11.5cm">
          <text:p/>
        </draw:line>
        <draw:line draw:style-name="gr6" draw:layer="layout" svg:x1="12.5cm" svg:y1="15.5cm" svg:x2="14cm" svg:y2="15.5cm">
          <text:p/>
        </draw:line>
        <draw:line draw:style-name="gr6" draw:layer="layout" svg:x1="12.5cm" svg:y1="17.5cm" svg:x2="14cm" svg:y2="17.5cm">
          <text:p/>
        </draw:line>
        <draw:frame draw:style-name="gr2" draw:text-style-name="P12" draw:layer="layout" svg:width="2.83cm" svg:height="1.013cm" svg:x="1cm" svg:y="13.5cm">
          <draw:text-box>
            <text:p><text:span text:style-name="T11">Internet</text:span></text:p>
          </draw:text-box>
        </draw:frame>
        <draw:line draw:style-name="gr6" draw:layer="layout" svg:x1="11cm" svg:y1="14cm" svg:x2="12.5cm" svg:y2="14cm">
          <text:p/>
        </draw:line>
        <draw:line draw:style-name="gr6" draw:layer="layout" svg:x1="4cm" svg:y1="14cm" svg:x2="6.5cm" svg:y2="14cm">
          <text:p/>
        </draw:lin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Rule of Separation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26">Close Unnecessary Open Ports (Services):</text:span><text:span text:style-name="T7"><text:line-break/></text:span><text:span text:style-name="T7"/></text:p>
                <text:p><text:span text:style-name="T7">The motto for Backtrack Linux says it all:</text:span><text:span text:style-name="T7"><text:line-break/></text:span><text:span text:style-name="T7"><text:line-break/></text:span><text:span text:style-name="T28">“The quieter you are, the more you hear”</text:span><text:span text:style-name="T7"><text:line-break/></text:span><text:span text:style-name="T7"/></text:p>
                <text:p><text:span text:style-name="T7"><text:s text:c="4"/></text:span><text:span text:style-name="T7">In other words, if your server is running too many ports (services), there are too many elements to try to monitor and protect. For example, try running the </text:span><text:span text:style-name="T26">netstat</text:span><text:span text:style-name="T7"> or </text:span><text:span text:style-name="T26">nmap</text:span><text:span text:style-name="T7"> command for multiple open ports.</text:span><text:span text:style-name="T7"><text:line-break/></text:span><text:span text:style-name="T7"><text:line-break/></text:span><text:span text:style-name="T7">By turning-off unwanted services, the more time to focus on keeping the running services less vulnerable to attacks. This can allow for running </text:span><text:span text:style-name="T26">IDS</text:span><text:span text:style-name="T7"> (intrusion Detection System) to better report penetration attempts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Rule of Separation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26">Adopt AAA Protocol:</text:span><text:span text:style-name="T7"><text:line-break/></text:span><text:span text:style-name="T7"/></text:p>
                <text:p><text:span text:style-name="T7">AAA Protocol stands for:</text:span><text:span text:style-name="T7"><text:line-break/></text:span><text:span text:style-name="T7"><text:line-break/></text:span><text:span text:style-name="T29">Authorization</text:span><text:span text:style-name="T7">, </text:span><text:span text:style-name="T29">Authentication</text:span><text:span text:style-name="T7">, </text:span><text:span text:style-name="T29">Accounting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Rule of Separation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26">Adopt AAA Protocol (WikiPedia Definition):</text:span><text:span text:style-name="T7"><text:line-break/></text:span><text:span text:style-name="T7"/></text:p>
                <text:p><text:span text:style-name="T30">Authentication</text:span></text:p>
              </text:list-header>
            </text:list>
            <text:list text:style-name="L5">
              <text:list-item>
                <text:list>
                  <text:list-item>
                    <text:p><text:span text:style-name="T7">Identity is authenticated (eg. passwords, one-time tokens, digital certificates).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6">
              <text:list-header>
                <text:p><text:span text:style-name="T26">Authorization</text:span></text:p>
                <text:list>
                  <text:list-item>
                    <text:p><text:span text:style-name="T7">whether a particular entity is authorized to perform a given activity.</text:span><text:span text:style-name="T7"><text:line-break/></text:span><text:span text:style-name="T7"><text:line-break/></text:span><text:span text:style-name="T7"/></text:p>
                  </text:list-item>
                </text:list>
                <text:p><text:span text:style-name="T26">Accounting</text:span></text:p>
              </text:list-header>
            </text:list>
            <text:list text:style-name="L5">
              <text:list-item>
                <text:list>
                  <text:list-item>
                    <text:p><text:span text:style-name="T7">tracking of network resource consumption by users for the purpose of capacity and trend analysis, cost allocation, bill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Rule of Separation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30">Athentication Methods:</text:span><text:span text:style-name="T7"><text:line-break/></text:span><text:span text:style-name="T7"/></text:p>
                <text:p><text:span text:style-name="T26">PKI</text:span></text:p>
              </text:list-header>
            </text:list>
            <text:list text:style-name="L5">
              <text:list-item>
                <text:list>
                  <text:list-item>
                    <text:p><text:span text:style-name="T7">Stands for </text:span><text:span text:style-name="T26">Public-Key Infastructure </text:span><text:span text:style-name="T7">which is a method/framework to store digital certificates (trust user). For example, public and private key cryptography (SSH)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6">
              <text:list-header>
                <text:p><text:span text:style-name="T26">PAM</text:span></text:p>
                <text:list>
                  <text:list-item>
                    <text:p><text:span text:style-name="T7">Stands for </text:span><text:span text:style-name="T26">Pluggable Authentication Module</text:span><text:span text:style-name="T7"> which is a method to authenticate users when running APIs (Application Programming Interfaces). Rules are set in PAM configuration files (modules) to extend autentication to other application programming Interfaces (thus setting limits; for example, length of time).</text:span><text:span text:style-name="T7"><text:line-break/></text:span><text:span text:style-name="T7"><text:line-break/></text:span><text:span text:style-name="T7"/></text:p>
                  </text:list-item>
                </text:list>
                <text:p><text:span text:style-name="T26">Kerebos Protocol</text:span></text:p>
              </text:list-header>
            </text:list>
            <text:list text:style-name="L5">
              <text:list-item>
                <text:list>
                  <text:list-item>
                    <text:p><text:span text:style-name="T7">A protocol to</text:span><text:span text:style-name="T26"> allow “nodes” to authenticate over unsecure networks</text:span><text:span text:style-name="T7">. Kerebos prevents against eavesdropping (eg. “man in the middle” attack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Lab Time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</text:list>
            <text:list text:style-name="L6">
              <text:list-header>
                <text:p text:style-name="P9"><text:span text:style-name="T7">Start Working on:</text:span><text:span text:style-name="T7"><text:line-break/></text:span><text:span text:style-name="T7"><text:line-break/></text:span><text:span text:style-name="T7">Lab 4: Linux System Hardening (Part 1)</text:span></text:p>
                <text:list>
                  <text:list-header>
                    <text:p><text:span text:style-name="T2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indent="0cm" style:line-break="strict" style:writing-mode="lr-tb"/>
    </style:style>
    <style:style style:name="MP10" style:family="paragraph">
      <style:paragraph-properties fo:margin-left="0cm" fo:margin-right="0cm" fo:line-height="98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8%" fo:text-align="center" fo:text-indent="0cm" style:line-break="strict" style:writing-mode="lr-tb"/>
    </style:style>
    <style:style style:name="MP12" style:family="paragraph"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8%" fo:text-align="end" fo:text-indent="0cm" style:line-break="strict" style:writing-mode="lr-tb"/>
    </style:style>
    <style:style style:name="MP14" style:family="paragraph"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000000" fo:font-family="Tahoma" style:font-family-generic="swiss" style:font-pitch="variable" fo:font-size="14pt" fo:language="en" fo:country="GB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3cm" svg:height="4.058cm" svg:x="3.196cm" svg:y="0.594cm" presentation:class="title" presentation:placeholder="true">
        <draw:text-box/>
      </draw:frame>
      <draw:frame presentation:style-name="Default-outline1" draw:layer="backgroundobjects" svg:width="21.586cm" svg:height="12.573cm" svg:x="3.285cm" svg:y="5.604cm" presentation:class="outline" presentation:placeholder="true">
        <draw:text-box/>
      </draw:frame>
      <draw:frame presentation:style-name="Mpr1" draw:layer="backgroundobjects" svg:width="5.287cm" svg:height="1.267cm" svg:x="3.227cm" svg:y="17.34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267cm" svg:x="10.159cm" svg:y="17.34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87cm" svg:height="1.267cm" svg:x="19.561cm" svg:y="17.34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6" draw:layer="backgroundobjects" svg:width="8.251cm" svg:height="1.26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4" draw:text-style-name="MP6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5" draw:text-style-name="MP3" draw:layer="backgroundobjects" svg:width="1.213cm" svg:height="1.314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0.908cm" svg:height="1.314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" draw:text-style-name="MP3" draw:layer="backgroundobjects" svg:width="1.171cm" svg:height="1.314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4" draw:text-style-name="MP3" draw:layer="backgroundobjects" svg:width="1.02cm" svg:height="1.314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7" draw:text-style-name="MP3" draw:layer="backgroundobjects" svg:width="1.552cm" svg:height="1.16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0.084cm" svg:height="2.92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3" draw:layer="backgroundobjects" svg:width="24.143cm" svg:height="0.15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85cm" svg:height="4.058cm" svg:x="2.751cm" svg:y="4.656cm" presentation:class="title" presentation:placeholder="true">
        <draw:text-box/>
      </draw:frame>
      <draw:frame presentation:style-name="Mpr6" draw:text-style-name="MP10" draw:layer="backgroundobjects" svg:width="5.287cm" svg:height="1.266cm" svg:x="2.751cm" svg:y="17.355cm" presentation:class="date-time">
        <draw:text-box>
          <text:list text:style-name="ML1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7" draw:text-style-name="MP12" draw:layer="backgroundobjects" svg:width="8.039cm" svg:height="1.266cm" svg:x="9.524cm" svg:y="17.355cm" presentation:class="footer">
        <draw:text-box>
          <text:list text:style-name="ML1">
            <text:list-header>
              <text:p text:style-name="MP11"><text:span text:style-name="MT4"><presentation:footer/></text:span></text:p>
            </text:list-header>
          </text:list>
        </draw:text-box>
      </draw:frame>
      <draw:frame presentation:style-name="Mpr8" draw:text-style-name="MP14" draw:layer="backgroundobjects" svg:width="5.287cm" svg:height="1.266cm" svg:x="19.049cm" svg:y="17.355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6" draw:layer="backgroundobjects" svg:width="8.251cm" svg:height="1.26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11" draw:text-style-name="MP6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verview</dc:title>
    <meta:initial-creator>David Fullerton</meta:initial-creator>
    <meta:creation-date>2001-12-22T09:28:03</meta:creation-date>
    <dc:creator>Murray Saul</dc:creator>
    <dc:date>2012-10-08T09:21:09</dc:date>
    <meta:editing-cycles>195</meta:editing-cycles>
    <meta:editing-duration>PT23H52M30S</meta:editing-duration>
    <meta:generator>LibreOffice/3.4$Linux LibreOffice_project/340m1$Build-402</meta:generator>
    <meta:document-statistic meta:object-count="118"/>
  </office:meta>
</office:document-meta>
</file>